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046" officeooo:paragraph-rsid="00197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cks and mort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0:51:00.305665247</meta:creation-date>
    <meta:generator>LibreOffice/7.0.3.1$Linux_X86_64 LibreOffice_project/00$Build-1</meta:generator>
    <dc:date>2022-12-06T20:56:39.227500461</dc:date>
    <meta:editing-duration>PT5M39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